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4e77" officeooo:paragraph-rsid="00164e77"/>
    </style:style>
    <style:style style:name="P2" style:family="paragraph" style:parent-style-name="Standard">
      <style:text-properties officeooo:rsid="0016d495" officeooo:paragraph-rsid="0016d495"/>
    </style:style>
    <style:style style:name="P3" style:family="paragraph" style:parent-style-name="Standard">
      <style:text-properties officeooo:rsid="001736df" officeooo:paragraph-rsid="001736df"/>
    </style:style>
    <style:style style:name="P4" style:family="paragraph" style:parent-style-name="Standard">
      <style:text-properties officeooo:rsid="00176800" officeooo:paragraph-rsid="00176800"/>
    </style:style>
    <style:style style:name="P5" style:family="paragraph" style:parent-style-name="Standard">
      <style:text-properties officeooo:rsid="00193503" officeooo:paragraph-rsid="00193503"/>
    </style:style>
    <style:style style:name="P6" style:family="paragraph" style:parent-style-name="Standard">
      <style:text-properties officeooo:rsid="00199399" officeooo:paragraph-rsid="00199399"/>
    </style:style>
    <style:style style:name="P7" style:family="paragraph" style:parent-style-name="Standard">
      <style:text-properties officeooo:rsid="0019d01c" officeooo:paragraph-rsid="0019d01c"/>
    </style:style>
    <style:style style:name="P8" style:family="paragraph" style:parent-style-name="Standard">
      <style:text-properties officeooo:rsid="001bb8d8" officeooo:paragraph-rsid="001bb8d8"/>
    </style:style>
    <style:style style:name="T1" style:family="text">
      <style:text-properties officeooo:rsid="001768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жно игнорировать психологию себя, психологию других</text:p>
      <text:p text:style-name="P1"/>
      <text:p text:style-name="P1">ЭА методологияи наивный ЭА</text:p>
      <text:p text:style-name="P1">оцениваем импакт потенциальных действий</text:p>
      <text:p text:style-name="P1">какие аргументы за и против</text:p>
      <text:p text:style-name="P1">пример – за и против экономического роста</text:p>
      <text:p text:style-name="P1"/>
      <text:p text:style-name="P1">наивный эа – когда игнорирую некоторые аргументы</text:p>
      <text:p text:style-name="P1">например, психологию</text:p>
      <text:p text:style-name="P1">у нас есть психологические ограничения – мы не можем постоянно работать, у нас есть эмоции</text:p>
      <text:p text:style-name="P1">“Я должен работать почти постоянно и жить на минимум денег”</text:p>
      <text:p text:style-name="P1"/>
      <text:p text:style-name="P1">Игнорировать психологические границы других людей?</text:p>
      <text:p text:style-name="P1">Можно забивать на то, что люди могут обижаться, или их мотивация может снижаться.</text:p>
      <text:p text:style-name="P2">Excessive interference with others’s projects</text:p>
      <text:p text:style-name="P2">General abrasiveness</text:p>
      <text:p text:style-name="P2">Нарушение общественных норм ради большего блага</text:p>
      <text:p text:style-name="P2"/>
      <text:p text:style-name="P3">Global Priorities Research</text:p>
      <text:p text:style-name="P3"><text:span text:style-name="T1">not the same as </text:span>cause prioritisation research</text:p>
      <text:p text:style-name="P4">not the same as Global Priorities Institute</text:p>
      <text:p text:style-name="P4">GPI is focused on longtermism</text:p>
      <text:p text:style-name="P4">academic or non-academic</text:p>
      <text:p text:style-name="P5">как выбрать для себя вопрос для ресерча</text:p>
      <text:p text:style-name="P6">суперпрогнозирование – хорошая идея</text:p>
      <text:p text:style-name="P6">человек рассказывает про смертность от лишнего карбона</text:p>
      <text:p text:style-name="P6">4262 тонны – 1 лишняя смерть между 2020 и 2100</text:p>
      <text:p text:style-name="P6"/>
      <text:p text:style-name="P7">Ошибка 1 – ненацеленность – непонятно, чего именно достигать</text:p>
      <text:p text:style-name="P7">Ошибка 2 – невыровненность целей с внутренними ценностями</text:p>
      <text:p text:style-name="P7">Ошибка 3 – нерассматривание достаточного количества возможный</text:p>
      <text:p text:style-name="P8">Ошибка 4 – нерссматривание достаточного количества возможных решений</text:p>
      <text:p text:style-name="P8"/>
      <text:p text:style-name="P8">критически важно не давать страху останавливать себ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4T15:02:47.999467995</meta:creation-date>
    <dc:date>2020-10-24T21:17:07.773649713</dc:date>
    <meta:editing-duration>PT2H52M18S</meta:editing-duration>
    <meta:editing-cycles>1</meta:editing-cycles>
    <meta:document-statistic meta:table-count="0" meta:image-count="0" meta:object-count="0" meta:page-count="1" meta:paragraph-count="28" meta:word-count="173" meta:character-count="1285" meta:non-whitespace-character-count="1130"/>
    <meta:generator>LibreOffice/6.0.7.3$Linux_X86_64 LibreOffice_project/00m0$Build-3</meta:generator>
  </office:meta>
</office:document-meta>
</file>